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New" svg:font-family="CourierNew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weight="bold" style:font-name-asian="Arial1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asian="Arial1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5in"/>
        </style:tab-stops>
      </style:paragraph-properties>
      <style:text-properties style:font-name="Arial" style:font-name-asian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name-asian="Arial1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style:font-name-asian="Arial1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style:text-underline-style="none" fo:font-weight="bold" style:font-name-asian="Arial1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.3752in" fo:margin-right="0in" fo:margin-top="0.0346in" fo:margin-bottom="0in" fo:line-height="150%" fo:text-align="justify" style:justify-single-word="false" fo:text-indent="-0.3752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/>
    </style:style>
    <style:style style:name="P11" style:family="paragraph" style:parent-style-name="Standard">
      <style:paragraph-properties fo:margin-left="0.3752in" fo:margin-right="0in" fo:margin-top="0.0346in" fo:margin-bottom="0in" fo:line-height="150%" fo:text-align="justify" style:justify-single-word="false" fo:text-indent="-0.3752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3752in" fo:margin-right="0in" fo:margin-top="0.0346in" fo:margin-bottom="0in" fo:line-height="150%" fo:text-align="justify" style:justify-single-word="false" fo:text-indent="-0.3752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/>
    </style:style>
    <style:style style:name="P13" style:family="paragraph" style:parent-style-name="Standard">
      <style:paragraph-properties fo:margin-left="0in" fo:margin-right="0in" fo:margin-top="0.0346in" fo:margin-bottom="0in" fo:line-height="150%" fo:text-align="justify" style:justify-single-word="false" fo:text-indent="0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992in"/>
          <style:tab-stop style:position="0.4555in"/>
          <style:tab-stop style:position="0.5075in"/>
          <style:tab-stop style:position="0.5472in"/>
          <style:tab-stop style:position="0.9244in"/>
        </style:tab-stops>
      </style:paragraph-properties>
      <style:text-properties style:font-name="Arial"/>
    </style:style>
    <style:style style:name="P15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name-asian="Arial1" style:font-weight-asian="bold" style:font-weight-complex="bold"/>
    </style:style>
    <style:style style:name="P17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/>
    </style:style>
    <style:style style:name="P18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 style:text-underline-style="solid" style:text-underline-width="auto" style:text-underline-color="font-color" fo:font-weight="bold" style:font-name-asian="Arial1" style:font-weight-asian="bold" style:font-weight-complex="bold"/>
    </style:style>
    <style:style style:name="P19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/>
    </style:style>
    <style:style style:name="P20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5in" fo:margin-right="0in" fo:line-height="150%" fo:text-align="justify" style:justify-single-word="false" fo:text-indent="-0.5626in" style:auto-text-indent="false"/>
      <style:text-properties style:font-name="Arial" style:font-name-asian="Arial1"/>
    </style:style>
    <style:style style:name="P22" style:family="paragraph" style:parent-style-name="Standard">
      <style:paragraph-properties fo:margin-left="0.3752in" fo:margin-right="0in" fo:line-height="150%" fo:text-align="justify" style:justify-single-word="false" fo:text-indent="0in" style:auto-text-indent="false"/>
      <style:text-properties style:font-name="Arial" style:font-name-asian="Arial1"/>
    </style:style>
    <style:style style:name="P23" style:family="paragraph" style:parent-style-name="Standard">
      <style:paragraph-properties fo:margin-left="0.4374in" fo:margin-right="0in" fo:line-height="150%" fo:text-align="justify" style:justify-single-word="false" fo:text-indent="0in" style:auto-text-indent="false"/>
      <style:text-properties style:font-name="Arial"/>
    </style:style>
    <style:style style:name="P24" style:family="paragraph" style:parent-style-name="Standard">
      <style:paragraph-properties fo:margin-left="0.5in" fo:margin-right="0in" fo:line-height="150%" fo:text-align="justify" style:justify-single-word="false" fo:text-indent="-0.1252in" style:auto-text-indent="false"/>
      <style:text-properties style:font-name="Arial"/>
    </style:style>
    <style:style style:name="P25" style:family="paragraph" style:parent-style-name="Standard" style:list-style-name="L9">
      <style:paragraph-properties fo:line-height="150%" fo:text-align="justify" style:justify-single-word="false"/>
      <style:text-properties style:font-name="Arial" style:font-name-asian="Arial1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.5in"/>
        </style:tab-stops>
      </style:paragraph-properties>
      <style:text-properties style:font-name="Arial" style:font-name-asian="Arial1"/>
    </style:style>
    <style:style style:name="P27" style:family="paragraph" style:parent-style-name="Standard" style:list-style-name="L14">
      <style:paragraph-properties fo:line-height="150%" fo:text-align="justify" style:justify-single-word="false"/>
      <style:text-properties style:font-name="Arial" style:font-name-asian="Arial1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9" style:family="paragraph" style:parent-style-name="Standard" style:list-style-name="L7">
      <style:paragraph-properties fo:line-height="150%" fo:text-align="justify" style:justify-single-word="false"/>
      <style:text-properties style:font-name="Arial"/>
    </style:style>
    <style:style style:name="P30" style:family="paragraph" style:parent-style-name="Standard" style:list-style-name="L11">
      <style:paragraph-properties fo:line-height="150%" fo:text-align="justify" style:justify-single-word="false"/>
      <style:text-properties style:font-name="Arial"/>
    </style:style>
    <style:style style:name="P31" style:family="paragraph" style:parent-style-name="Standard" style:list-style-name="L12">
      <style:paragraph-properties fo:line-height="150%" fo:text-align="justify" style:justify-single-word="false"/>
      <style:text-properties style:font-name="Arial"/>
    </style:style>
    <style:style style:name="P32" style:family="paragraph" style:parent-style-name="Standard" style:list-style-name="L16">
      <style:paragraph-properties fo:line-height="150%" fo:text-align="justify" style:justify-single-word="false"/>
      <style:text-properties style:font-name="Arial"/>
    </style:style>
    <style:style style:name="P33" style:family="paragraph" style:parent-style-name="Standard" style:list-style-name="L17">
      <style:paragraph-properties fo:line-height="150%" fo:text-align="justify" style:justify-single-word="false"/>
      <style:text-properties style:font-name="Ari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name-asian="Arial1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size="12pt" style:text-underline-style="none" fo:font-weight="bold" style:font-name-asian="Arial1" style:font-size-asian="12pt" style:font-weight-asian="bold" style:font-size-complex="12pt" style:font-weight-complex="bold"/>
    </style:style>
    <style:style style:name="P36" style:family="paragraph" style:parent-style-name="Standard" style:list-style-name="L7">
      <style:paragraph-properties fo:line-height="150%" fo:text-align="justify" style:justify-single-word="false"/>
      <style:text-properties style:font-name="Arial" fo:font-size="12pt" style:text-underline-style="none" fo:font-weight="normal" style:font-name-asian="Arial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style:font-name-asian="Arial1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39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style:font-name="Arial" fo:font-size="14pt" style:text-underline-style="none" fo:font-weight="bold" style:font-name-asian="Arial1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size-complex="12pt" style:font-weight-complex="bold"/>
    </style:style>
    <style:style style:name="P41" style:family="paragraph" style:parent-style-name="Standard" style:list-style-name="L5">
      <style:paragraph-properties fo:margin-left="0in" fo:margin-right="0in" fo:margin-top="0.0346in" fo:margin-bottom="0in" fo:line-height="150%" fo:text-align="justify" style:justify-single-word="false" fo:text-indent="0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/>
    </style:style>
    <style:style style:name="P42" style:family="paragraph" style:parent-style-name="Standard" style:list-style-name="L5">
      <style:paragraph-properties fo:margin-left="0in" fo:margin-right="0in" fo:margin-top="0.0346in" fo:margin-bottom="0in" fo:line-height="150%" fo:text-align="justify" style:justify-single-word="false" fo:text-indent="0in" style:auto-text-indent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style:font-name="Arial" fo:font-weight="bold" style:font-weight-asian="bold" style:font-weight-complex="bold"/>
    </style:style>
    <style:style style:name="P43" style:family="paragraph" style:parent-style-name="Standard" style:list-style-name="L8">
      <style:paragraph-properties fo:margin-left="0.7161in" fo:margin-right="0in" fo:line-height="150%" fo:text-align="justify" style:justify-single-word="false" fo:text-indent="-0.0134in" style:auto-text-indent="false">
        <style:tab-stops>
          <style:tab-stop style:position="0.8598in"/>
        </style:tab-stops>
      </style:paragraph-properties>
      <style:text-properties style:font-name="Arial" style:font-name-asian="Arial1"/>
    </style:style>
    <style:style style:name="P44" style:family="paragraph" style:parent-style-name="Standard" style:list-style-name="L10">
      <style:paragraph-properties fo:margin-left="0.5in" fo:margin-right="0in" fo:line-height="150%" fo:text-align="justify" style:justify-single-word="false" fo:text-indent="-0.5in" style:auto-text-indent="false"/>
      <style:text-properties style:font-name="Arial" style:font-name-asian="Arial1"/>
    </style:style>
    <style:style style:name="P45" style:family="paragraph" style:parent-style-name="Standard" style:list-style-name="L13">
      <style:paragraph-properties fo:margin-left="0.5in" fo:margin-right="0in" fo:line-height="150%" fo:text-align="justify" style:justify-single-word="false" fo:text-indent="-0.5in" style:auto-text-indent="false"/>
      <style:text-properties style:font-name="Arial"/>
    </style:style>
    <style:style style:name="P46" style:family="paragraph" style:parent-style-name="Standard" style:list-style-name="L11">
      <style:paragraph-properties fo:margin-left="0.5in" fo:margin-right="0in" fo:line-height="150%" fo:text-align="justify" style:justify-single-word="false" fo:text-indent="-0.0626in" style:auto-text-indent="false"/>
      <style:text-properties style:font-name="Arial"/>
    </style:style>
    <style:style style:name="P47" style:family="paragraph" style:parent-style-name="Standard">
      <style:paragraph-properties fo:margin-top="0.0346in" fo:margin-bottom="0in" fo:line-height="150%" fo:text-align="justify" style:justify-single-word="false">
        <style:tab-stops>
          <style:tab-stop style:position="-0.3752in"/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  <style:tab-stop style:position="10.75in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name-asian="Arial1" style:font-weight-asian="bold" style:font-weight-complex="bold"/>
    </style:style>
    <style:style style:name="T2" style:family="text">
      <style:text-properties fo:font-weight="bold" style:font-name-asian="Symbol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Arial1"/>
    </style:style>
    <style:style style:name="T5" style:family="text">
      <style:text-properties style:font-name-asian="Symbol"/>
    </style:style>
    <style:style style:name="T6" style:family="text">
      <style:text-properties style:font-name-asian="Courier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Symbol" style:font-weight-asian="normal" style:font-weight-complex="normal"/>
    </style:style>
    <style:style style:name="T9" style:family="text">
      <style:text-properties fo:font-weight="normal" style:font-name-asian="Arial1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name-asian="Arial1"/>
    </style:style>
    <style:style style:name="T12" style:family="text">
      <style:text-properties fo:color="#000000" style:font-name-asian="Arial Unicode MS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font-size="12pt" fo:font-weight="bold" style:font-name-asian="Arial1" style:font-size-asian="12pt" style:font-weight-asian="bold" style:font-size-complex="12pt" style:font-weight-complex="bold"/>
    </style:style>
    <style:style style:name="T16" style:family="text">
      <style:text-properties fo:font-size="12pt" fo:font-weight="normal" style:font-name-asian="Arial1" style:font-size-asian="12pt" style:font-weight-asian="normal" style:font-size-complex="12pt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name-asian="Arial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78132711090297042" text:style-name="L1">
        <text:list-header>
          <text:p text:style-name="P39">1.0 INVENTORY MANAGER</text:p>
          <text:p text:style-name="P40"/>
          <text:p text:style-name="P40">USE CASE SCENARIO <text:s/>1</text:p>
        </text:list-header>
      </text:list>
      <text:p text:style-name="P1"><text:span text:style-name="T1">Use Case UC 01</text:span><text:span text:style-name="T4">: Add Product Model</text:span></text:p>
      <text:p text:style-name="P1"><text:span text:style-name="T1">Level</text:span><text:span text:style-name="T4">: Inventory Manager Level</text:span></text:p>
      <text:p text:style-name="P1"><text:span text:style-name="T1">Scope</text:span><text:span text:style-name="T4">: Product,Stock and Sales Promotion system.</text:span></text:p>
      <text:p text:style-name="P1"><text:span text:style-name="T1">Primary Acto</text:span><text:span text:style-name="T4">r: Inventory Manager</text:span></text:p>
      <text:p text:style-name="P2">Stakeholders and interests:</text:p>
      <text:p text:style-name="P1"><text:span text:style-name="T4"><text:tab/>1.Inventory Manager: Wants to add new product model to the product list .</text:span></text:p>
      <text:p text:style-name="P1"><text:span text:style-name="T4"><text:s text:c="7"/>2.Product,Stock and Sales Promotion system: Want to make the adding item to the existing more easier.</text:span></text:p>
      <text:p text:style-name="P2">Preconditions:<text:span text:style-name="T5"> </text:span><text:span text:style-name="T8">N</text:span><text:span text:style-name="T7">one</text:span></text:p>
      <text:p text:style-name="P1"><text:span text:style-name="T1">Success Guarantee</text:span><text:span text:style-name="T4">: Details given by the Inventory manager are added into the product list .</text:span></text:p>
      <text:p text:style-name="P2">Main Success Scenario:</text:p>
      <text:p text:style-name="P21"><text:tab/>1. The details of the products are given by the Inventory Manager.</text:p>
      <text:p text:style-name="P22"><text:s text:c="3"/>2. The Product details are saved in the database.</text:p>
      <text:p text:style-name="P2">Extensions:</text:p>
      <text:list xml:id="list6561674032203389854" text:style-name="L9">
        <text:list-item>
          <text:list>
            <text:list-item>
              <text:list>
                <text:list-item>
                  <text:p text:style-name="P25"><text:span text:style-name="T7">Null values for the Mandatory Fields.</text:span></text:p>
                  <text:p text:style-name="P25"><text:span text:style-name="T7">1.System shows an alert message to specify the value for particular field which are empty. <text:s text:c="2"/></text:span></text:p>
                </text:list-item>
              </text:list>
            </text:list-item>
          </text:list>
        </text:list-item>
      </text:list>
      <text:p text:style-name="P4"><text:tab/></text:p>
      <text:p text:style-name="P6"/>
      <text:p text:style-name="P6">USE CASE SCENARIO 2:</text:p>
      <text:p text:style-name="P1"><text:span text:style-name="T1">Use Case UC 02</text:span><text:span text:style-name="T4">: Update Product Model</text:span></text:p>
      <text:p text:style-name="P1"><text:span text:style-name="T1">Level:</text:span><text:span text:style-name="T4"> Inventory Manager Level</text:span></text:p>
      <text:p text:style-name="P1"><text:span text:style-name="T15">Scope: </text:span><text:span text:style-name="T16">Product,Stock and Sales Promotion system.</text:span></text:p>
      <text:p text:style-name="P1"><text:span text:style-name="T1">Primary Actor</text:span><text:span text:style-name="T4">: Inventory Manager</text:span></text:p>
      <text:p text:style-name="P2">Stakeholders and interests:</text:p>
      <text:list xml:id="list8277955757674515786" text:style-name="L10">
        <text:list-item>
          <text:list>
            <text:list-item>
              <text:list>
                <text:list-header>
                  <text:p text:style-name="P44">1.Inventory Manger: Wants to update product details of the existing products in the list.</text:p>
                </text:list-header>
              </text:list>
            </text:list-item>
          </text:list>
        </text:list-item>
      </text:list>
      <text:p text:style-name="P4"><text:tab/>2. Product,Stock and Sales Promotion system: Want to make the updating process more easier. </text:p>
      <text:p text:style-name="P1"><text:span text:style-name="T1">Preconditions:</text:span><text:span text:style-name="T2"> </text:span><text:span text:style-name="T5">N</text:span><text:span text:style-name="T4">one</text:span></text:p>
      <text:p text:style-name="P1"><text:soft-page-break/><text:span text:style-name="T1"/></text:p>
      <text:p text:style-name="P1"><text:span text:style-name="T1"/></text:p>
      <text:p text:style-name="P1"><text:span text:style-name="T1">Success Guarantee</text:span><text:span text:style-name="T4">: Details changed by the Inventory manager are updated in the product list.</text:span></text:p>
      <text:p text:style-name="P2">Main Success Scenario:</text:p>
      <text:p text:style-name="P1"><text:tab/>1. The updated details are changed in the database.</text:p>
      <text:p text:style-name="P2">Extensions: <text:span text:style-name="T7">None.</text:span></text:p>
      <text:p text:style-name="P2"/>
      <text:p text:style-name="P1"><text:span text:style-name="T17">USE CASE SCENARIO 3 :</text:span></text:p>
      <text:p text:style-name="P1"><text:span text:style-name="T3">Use Case UC 03</text:span>: Delete Product Model.</text:p>
      <text:p text:style-name="P1"><text:span text:style-name="T3">Level</text:span>: Inventory Manager</text:p>
      <text:p text:style-name="P1"><text:span text:style-name="T15">Scope</text:span><text:span text:style-name="T16">: Product,Stock and Sales Promotion system.</text:span></text:p>
      <text:p text:style-name="P1"><text:span text:style-name="T3">Primary Actor</text:span>: Inventory Manager.</text:p>
      <text:p text:style-name="P3">Stakeholders and interests:</text:p>
      <text:list xml:id="list952160843423940978" text:style-name="L11">
        <text:list-header>
          <text:p text:style-name="P46">1.Inventory Manager: Wants to select the product id of the product to be deleted in the <text:s/>drop-down list.</text:p>
          <text:p text:style-name="P30"><text:span text:style-name="T4">2.Product,Stock and Sales Promotion system: Want to refer the id of the product in the database and must delete it.</text:span></text:p>
        </text:list-header>
      </text:list>
      <text:p text:style-name="P1"><text:span text:style-name="T3">Preconditions</text:span>: none</text:p>
      <text:p text:style-name="P1"><text:span text:style-name="T3">Success Guarantee</text:span>: The product Id of the product specified by the Inventory Manager is determined and the whole field is deleted from the list.</text:p>
      <text:p text:style-name="P3">Main Success Scenario: </text:p>
      <text:list xml:id="list6695714717167074257" text:style-name="L12">
        <text:list-item>
          <text:list>
            <text:list-item>
              <text:list>
                <text:list-item>
                  <text:p text:style-name="P31">Inventory Manager selects the product id of the product to be deleted from the drop-down list.</text:p>
                </text:list-item>
                <text:list-item>
                  <text:p text:style-name="P31">The entire field of the product with specified id is deleted from the list.</text:p>
                </text:list-item>
              </text:list>
            </text:list-item>
          </text:list>
        </text:list-item>
      </text:list>
      <text:p text:style-name="P3">Extensions: <text:span text:style-name="T7">None.</text:span></text:p>
      <text:p text:style-name="P14"><text:s text:c="5"/></text:p>
      <text:p text:style-name="P6">USE CASE SCENARIO 4 :</text:p>
      <text:p text:style-name="P1"><text:span text:style-name="T3">Use Case UC 04: </text:span><text:span text:style-name="T7"><text:s/>View Product Model. </text:span></text:p>
      <text:p text:style-name="P1"><text:span text:style-name="T3">Level</text:span>: Inventory Manager.</text:p>
      <text:p text:style-name="P1"><text:span text:style-name="T3">Scope</text:span>: <text:span text:style-name="T4">Product,Stock and Sales Promotion system.</text:span></text:p>
      <text:p text:style-name="P1"><text:span text:style-name="T3">Primary Actor</text:span>: Inventory Manager.</text:p>
      <text:p text:style-name="P3"/>
      <text:p text:style-name="P3"><text:soft-page-break/></text:p>
      <text:p text:style-name="P3">Stakeholders and interests:</text:p>
      <text:list xml:id="list4595028327773918481" text:style-name="L13">
        <text:list-item>
          <text:list>
            <text:list-item>
              <text:list>
                <text:list-header>
                  <text:p text:style-name="P45"><text:s/>1.Inventory Manager: Wants to view the entire list of products available in the store</text:p>
                  <text:p text:style-name="P45"><text:s/>2.<text:span text:style-name="T4">Product,Stock and Sales Promotion system: Want to make the product list retrieval process more faster and reliable.</text:span></text:p>
                </text:list-header>
              </text:list>
            </text:list-item>
          </text:list>
        </text:list-item>
      </text:list>
      <text:p text:style-name="P1"><text:span text:style-name="T3">Preconditions</text:span>: none</text:p>
      <text:p text:style-name="P1"><text:span text:style-name="T3">Success Guarantee</text:span>: Inventory Manager is able to view the entire product list.</text:p>
      <text:p text:style-name="P3">Main Success Scenario: </text:p>
      <text:p text:style-name="P1">1.Inventory Manager selects the view list option and the entire details of the product list is retrieved and it is displayed.</text:p>
      <text:p text:style-name="P1"><text:span text:style-name="T3">Extensions: </text:span><text:span text:style-name="T7">None.</text:span></text:p>
      <text:p text:style-name="P1"><text:s text:c="6"/></text:p>
      <text:list xml:id="list1226022465048116995" text:style-name="L5">
        <text:list-item>
          <text:list>
            <text:list-header>
              <text:p text:style-name="P42"><text:span text:style-name="T13">USE CASE SCENARIO 5:</text:span></text:p>
              <text:p text:style-name="P41"><text:span text:style-name="T1">Use Case UC 05 <text:s/>:</text:span><text:span text:style-name="T4"> Add Stock.</text:span></text:p>
              <text:p text:style-name="P41"><text:span text:style-name="T1">Level</text:span><text:span text:style-name="T4">: Inventory Manager.</text:span></text:p>
              <text:p text:style-name="P41"><text:span text:style-name="T15">Scope: </text:span><text:span text:style-name="T16">Product,Stock and Sales Promotion system.</text:span></text:p>
            </text:list-header>
          </text:list>
        </text:list-item>
      </text:list>
      <text:p text:style-name="P13"><text:span text:style-name="T1">Primary Actor</text:span><text:span text:style-name="T4">: Inventory Manager.</text:span></text:p>
      <text:p text:style-name="P2">Stakeholders and interests:</text:p>
      <text:p text:style-name="P1"><text:span text:style-name="T4"><text:tab/>1. Inventory Manager</text:span><text:span text:style-name="T5">:</text:span><text:span text:style-name="T4"> </text:span><text:span text:style-name="T6">Wants to add stock details to the stock list.</text:span></text:p>
      <text:p text:style-name="P4"><text:tab/>2. Product,Stock and Sales Promotion system: Wants to make the adding process more easier. </text:p>
      <text:p text:style-name="P1"><text:span text:style-name="T1">Preconditions:</text:span><text:span text:style-name="T2"> </text:span><text:span text:style-name="T5">N</text:span><text:span text:style-name="T4">one</text:span></text:p>
      <text:p text:style-name="P1"><text:span text:style-name="T1">Success Guarantee</text:span><text:span text:style-name="T4">: Details given by the Inventory Manager are added into the stock list.</text:span></text:p>
      <text:p text:style-name="P2">Main Success Scenario:</text:p>
      <text:p text:style-name="P5"><text:s text:c="3"/>1.The details of the stock are given by the Inventory Manager.</text:p>
      <text:p text:style-name="P5"><text:s text:c="3"/>2.The Stock details are saved in the Database.</text:p>
      <text:p text:style-name="P5"><text:span text:style-name="T3">Extensions:</text:span></text:p>
      <text:list xml:id="list1630089828024473940" text:style-name="L14">
        <text:list-item>
          <text:list>
            <text:list-item>
              <text:list>
                <text:list-item>
                  <text:p text:style-name="P27"><text:span text:style-name="T7">Null values for the Mandatory Fields.</text:span></text:p>
                </text:list-item>
              </text:list>
            </text:list-item>
          </text:list>
        </text:list-item>
      </text:list>
      <text:p text:style-name="P4"><text:span text:style-name="T7"><text:s text:c="14"/>1.System shows an alert message to specify the value for particular field which are empty. <text:s text:c="2"/></text:span></text:p>
      <text:p text:style-name="P18"/>
      <text:p text:style-name="P6"/>
      <text:p text:style-name="P6"><text:soft-page-break/></text:p>
      <text:p text:style-name="P6">USE CASE SCENARIO 6:</text:p>
      <text:p text:style-name="P1"><text:span text:style-name="T1">Use Case UC 06</text:span><text:span text:style-name="T4">: Update Stock.</text:span></text:p>
      <text:p text:style-name="P1"><text:span text:style-name="T1">Level</text:span><text:span text:style-name="T4">: Inventory Manager.</text:span></text:p>
      <text:p text:style-name="P1"><text:span text:style-name="T1">Scope</text:span><text:span text:style-name="T4">: </text:span><text:span text:style-name="T16">Product,Stock and Sales Promotion system.</text:span><text:span text:style-name="T9"> <text:s/></text:span></text:p>
      <text:p text:style-name="P1"><text:span text:style-name="T1">Primary Actor</text:span><text:span text:style-name="T4">: Inventory Manager.</text:span></text:p>
      <text:p text:style-name="P2">Stakeholders and interests:</text:p>
      <text:list xml:id="list4021987044628965692" text:style-name="L16">
        <text:list-item>
          <text:list>
            <text:list-item>
              <text:list>
                <text:list-item>
                  <text:p text:style-name="P32"><text:span text:style-name="T4">Inventory Manager: Wants to update the Stock details of the existing Stock.</text:span></text:p>
                </text:list-item>
                <text:list-item>
                  <text:p text:style-name="P32"><text:span text:style-name="T16">Product,Stock and Sales Promotion system</text:span><text:span text:style-name="T4">: Want to make the updating process more easier.</text:span></text:p>
                </text:list-item>
              </text:list>
            </text:list-item>
          </text:list>
        </text:list-item>
      </text:list>
      <text:p text:style-name="P1"><text:span text:style-name="T1">Preconditions:</text:span><text:span text:style-name="T4"> None.</text:span></text:p>
      <text:list xml:id="list39235451" text:continue-numbering="true" text:style-name="L16">
        <text:list-item>
          <text:list>
            <text:list-item>
              <text:list>
                <text:list-header>
                  <text:p text:style-name="P32"><text:span text:style-name="T4"><text:tab/><text:tab/><text:tab/><text:tab/><text:tab/><text:tab/><text:tab/><text:tab/></text:span></text:p>
                </text:list-header>
              </text:list>
            </text:list-item>
          </text:list>
        </text:list-item>
      </text:list>
      <text:p text:style-name="P1"><text:span text:style-name="T1">Success Guarantee</text:span><text:span text:style-name="T4">: Details altered by the Inventory Manager are updated in the Stock list.</text:span></text:p>
      <text:p text:style-name="P2">Main Success Scenario:</text:p>
      <text:list xml:id="list977731696173112488" text:style-name="L17">
        <text:list-item>
          <text:list>
            <text:list-item>
              <text:list>
                <text:list-item>
                  <text:p text:style-name="P33">Inventory Manager modifies the required field of the existing Stock list<text:span text:style-name="T4">.</text:span></text:p>
                </text:list-item>
                <text:list-item>
                  <text:p text:style-name="P33"><text:span text:style-name="T4">The updated details are changed in the database.</text:span></text:p>
                </text:list-item>
              </text:list>
            </text:list-item>
          </text:list>
        </text:list-item>
      </text:list>
      <text:p text:style-name="P2">Extensions: <text:span text:style-name="T7">None.</text:span></text:p>
      <text:p text:style-name="P1"><text:tab/></text:p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USE CASE SCENARIO 7:</text:p>
      <text:p text:style-name="P1"><text:span text:style-name="T3">Use Case UC 07</text:span>: Update Retailers</text:p>
      <text:p text:style-name="P1"><text:span text:style-name="T3">Level</text:span>: User Goal</text:p>
      <text:p text:style-name="P1"><text:span text:style-name="T3">Scope</text:span>: TSIAS System</text:p>
      <text:p text:style-name="P1"><text:span text:style-name="T3">Primary Actor</text:span>: Administrator <text:span text:style-name="T4">/ Super Administrator</text:span></text:p>
      <text:p text:style-name="P3">Stakeholders and interests:<text:tab/></text:p>
      <text:p text:style-name="P1"><text:tab/>1. Super Administrator / Administrator: Wants the system to accurately update the <text:tab/>details by providing the Retailer Id.</text:p>
      <text:p text:style-name="P1"><text:tab/>2. TSIAS System: Wants to make the update process.</text:p>
      <text:p text:style-name="P1"><text:tab/>3. Retailer: Want to get retailer details.</text:p>
      <text:p text:style-name="P1"><text:span text:style-name="T3">Preconditions</text:span>: none</text:p>
      <text:p text:style-name="P1"><text:span text:style-name="T3">Success Guarantee</text:span>: Administrator / Super Administrator enters the Retailer Id <text:s/>to update the <text:tab/>details of a retailer.</text:p>
      <text:p text:style-name="P3">Main Success Scenario: </text:p>
      <text:p text:style-name="P1"><text:tab/>1. Super Administrator / Administrator enters the Retailer Id.</text:p>
      <text:p text:style-name="P1"><text:tab/>2. System validates the Retailer Id.</text:p>
      <text:p text:style-name="P1"><text:tab/>3. System shows the details of the particular Retailer Id.</text:p>
      <text:p text:style-name="P1"><text:tab/>4. Super Administrator / Administrator does the editing works.</text:p>
      <text:p text:style-name="P1"><text:tab/>5. System validates the updates.</text:p>
      <text:p text:style-name="P1"><text:tab/>6. Updates are being saved in to the System.</text:p>
      <text:p text:style-name="P3">Extensions:</text:p>
      <text:p text:style-name="P1"><text:s text:c="6"/>I. Invalid Retailer Id</text:p>
      <text:p text:style-name="P1"><text:tab/>1. System displays an error message.</text:p>
      <text:p text:style-name="P1"><text:tab/>2. System displays the home page.</text:p>
      <text:p text:style-name="P1"><text:s text:c="6"/>II. Invalid data given</text:p>
      <text:p text:style-name="P1"><text:tab/>1. System displays an error message.</text:p>
      <text:p text:style-name="P1"><text:tab/>2. System displays the home page.</text:p>
      <text:p text:style-name="P1"><text:s text:c="5"/>III. <text:span text:style-name="T11">System fails to save the edited retailer details.</text:span></text:p>
      <text:p text:style-name="P19"><text:span text:style-name="T12"><text:tab/> <text:s/>1. </text:span><text:span text:style-name="T11">System displays an </text:span><text:span text:style-name="T12">error message.</text:span></text:p>
      <text:p text:style-name="P19"><text:span text:style-name="T12"><text:tab/> <text:s/>2. </text:span><text:span text:style-name="T11">System displays the home page.</text:span></text:p>
      <text:p text:style-name="P19"/>
      <text:p text:style-name="P16"><text:soft-page-break/>USE CASE SCENARIO 8:</text:p>
      <text:p text:style-name="P1"><text:span text:style-name="T3">Use Case UC 08: </text:span>Delete Retailer</text:p>
      <text:p text:style-name="P1"><text:span text:style-name="T3">Level</text:span>: User Goal</text:p>
      <text:p text:style-name="P1"><text:span text:style-name="T3">Scope</text:span>: TSIAS System</text:p>
      <text:p text:style-name="P1"><text:span text:style-name="T3">Primary Actor</text:span>: Administrator <text:span text:style-name="T4">/ Super Administrator</text:span></text:p>
      <text:p text:style-name="P3">Stakeholders and interests:</text:p>
      <text:p text:style-name="P1"><text:tab/>1. Super Administrator / Administrator: Wants the system to delete the retailer details <text:tab/>by providing the Retailer Id.</text:p>
      <text:p text:style-name="P1"><text:tab/>2. TSIAS System: Wants to make the delete process fast and reliable.</text:p>
      <text:p text:style-name="P1"><text:span text:style-name="T3">Preconditions</text:span>: none</text:p>
      <text:p text:style-name="P1"><text:span text:style-name="T3">Success Guarantee</text:span>: Administrator enters the Retailer Id for a particular Retailer to delete the <text:tab/>details.</text:p>
      <text:p text:style-name="P3">Main Success Scenario: </text:p>
      <text:p text:style-name="P1"><text:tab/>1. Super Administrator / Administrator enters the Retailer Id.</text:p>
      <text:p text:style-name="P1"><text:tab/>2. System validates the Retailer Id.</text:p>
      <text:p text:style-name="P4"><text:s text:c="11"/>3. System Prompts for confirmation of Deletion.</text:p>
      <text:p text:style-name="P4"><text:s text:c="11"/>4. Super Administrator Confirms Deletion.</text:p>
      <text:p text:style-name="P1"><text:s text:c="11"/>5. Resulting data are saved in to the System.</text:p>
      <text:p text:style-name="P3">Extensions:</text:p>
      <text:p text:style-name="P1"><text:s text:c="8"/>I. Invalid Retailer Id.</text:p>
      <text:p text:style-name="P1"><text:tab/>1. System displays an error message.</text:p>
      <text:p text:style-name="P1"><text:tab/>2. System displays the home page.</text:p>
      <text:p text:style-name="P1"><text:s text:c="7"/>II. <text:span text:style-name="T10">System fails to delete the Retailer account.</text:span></text:p>
      <text:p text:style-name="P17"><text:s text:c="11"/>1. System displays an error message.</text:p>
      <text:p text:style-name="P20"><text:span text:style-name="T10"><text:s text:c="11"/></text:span><text:span text:style-name="T14">2. System <text:s/>displays the home page.</text:span></text:p>
      <text:p text:style-name="P6"/>
      <text:p text:style-name="P35"/>
      <text:p text:style-name="P35"/>
      <text:p text:style-name="P8">1.3 Inventory Manager</text:p>
      <text:p text:style-name="P35"/>
      <text:p text:style-name="P6">USE CASE SCENARIO 9 :</text:p>
      <text:p text:style-name="P1"><text:span text:style-name="T3">Case UC 09:</text:span> Create Inventory Manager </text:p>
      <text:p text:style-name="P1"><text:soft-page-break/><text:span text:style-name="T3">Level</text:span>: User Goal</text:p>
      <text:p text:style-name="P1"><text:span text:style-name="T3">Scope</text:span>: TSIAS System</text:p>
      <text:p text:style-name="P1"><text:span text:style-name="T3">Primary Actor</text:span>: Administrator <text:span text:style-name="T4">/ Super Administrator</text:span></text:p>
      <text:p text:style-name="P3">Stakeholders and interests:</text:p>
      <text:p text:style-name="P24"><text:tab/>1. Super Administrator / Administrator: Wants to add a new <text:s/>Inventory Manager into the System.</text:p>
      <text:p text:style-name="P1"><text:tab/>2. Inventory Manager: Wants to get connected with the TSIAS system.</text:p>
      <text:p text:style-name="P1"><text:tab/>3. TSIAS: Wants to register the inventory manager successfully.</text:p>
      <text:p text:style-name="P1"><text:span text:style-name="T3">Preconditions</text:span>: none</text:p>
      <text:p text:style-name="P1"><text:span text:style-name="T3">Success Guarantee</text:span>: Super Administrator / Administrator enter the details of the Inventory <text:tab/>Manager and an account for Inventory Manager is being created.</text:p>
      <text:p text:style-name="P3">Main Success Scenario: </text:p>
      <text:p text:style-name="P1"><text:tab/>1. Inventory Manager reaches the super administrator / administrator and provides <text:tab/>details for registration. </text:p>
      <text:p text:style-name="P1"><text:tab/>2. Super Administrator / Administrator enters the details into the system.</text:p>
      <text:p text:style-name="P1"><text:tab/>3. System validates the details.</text:p>
      <text:p text:style-name="P1"><text:tab/>4. System creates an account for <text:s/>Inventory Manager.</text:p>
      <text:p text:style-name="P1"><text:tab/>5. System generates user name and password for the Inventory Manager.</text:p>
      <text:p text:style-name="P1"><text:tab/>6 .The Inventory Manager details are saved in the database..</text:p>
      <text:p text:style-name="P3">Extensions:</text:p>
      <text:p text:style-name="P1"><text:s text:c="5"/>I. Invalid Details</text:p>
      <text:p text:style-name="P1"><text:span text:style-name="T3"><text:tab/></text:span>1<text:span text:style-name="T3">. </text:span>System displays an error message.</text:p>
      <text:p text:style-name="P1"><text:tab/>2. System displays the registration page.</text:p>
      <text:p text:style-name="P1"><text:s text:c="5"/>II. System fails to save the Inventory Manager details provided.</text:p>
      <text:list xml:id="list5305723176493956316" text:style-name="L7">
        <text:list-item>
          <text:list>
            <text:list-item>
              <text:list>
                <text:list-item>
                  <text:p text:style-name="P29">System displays an error message.</text:p>
                </text:list-item>
                <text:list-item>
                  <text:p text:style-name="P36">System displays the registration page.</text:p>
                </text:list-item>
              </text:list>
            </text:list-item>
          </text:list>
        </text:list-item>
      </text:list>
      <text:p text:style-name="P35"/>
      <text:p text:style-name="P35"/>
      <text:p text:style-name="P6">USE CASE SCENARIO 10:</text:p>
      <text:p text:style-name="P1"><text:span text:style-name="T1">Use Case UC 10</text:span><text:span text:style-name="T4">: Read Inventory Manager details</text:span></text:p>
      <text:p text:style-name="P1"><text:span text:style-name="T1">Level</text:span><text:span text:style-name="T4">: User goal</text:span></text:p>
      <text:p text:style-name="P1"><text:span text:style-name="T1">Scope</text:span><text:span text:style-name="T4">: TSIAS System</text:span></text:p>
      <text:p text:style-name="P1"><text:span text:style-name="T1">Primary Actor:</text:span><text:span text:style-name="T4"> Administrator / Super Administrator</text:span></text:p>
      <text:p text:style-name="P2"><text:soft-page-break/>Stakeholders and interests:</text:p>
      <text:p text:style-name="P1"><text:span text:style-name="T1"><text:tab/></text:span><text:span text:style-name="T4">1. Super Administrator / Administrator: Wants to retrieve the details of a Inventory <text:tab/>Manager by providing their user name.</text:span></text:p>
      <text:p text:style-name="P4"><text:tab/>2. TSIAS System: Wants to make User detail retrieval process fast and reliable.</text:p>
      <text:p text:style-name="P1"><text:span text:style-name="T1">Preconditions: </text:span><text:span text:style-name="T5">N</text:span><text:span text:style-name="T4">one</text:span></text:p>
      <text:p text:style-name="P1"><text:span text:style-name="T1">Success Guarantee</text:span><text:span text:style-name="T4">: Administrator / Super Administrator enters User Id for a particular User <text:tab/>to retrieve the details of that particular <text:s/>Inventory Manager.</text:span></text:p>
      <text:p text:style-name="P2">Main Success Scenario:</text:p>
      <text:p text:style-name="P1"><text:tab/>1. <text:span text:style-name="T4">Super Administrator </text:span>enters the User Id.</text:p>
      <text:p text:style-name="P1"><text:tab/>2. System validates the User Id.</text:p>
      <text:p text:style-name="P4"><text:tab/>3. System shows the details of the particular User Id.</text:p>
      <text:p text:style-name="P2">Extensions:</text:p>
      <text:p text:style-name="P1"><text:tab/>I. Invalid Student User Id.</text:p>
      <text:p text:style-name="P1"><text:tab/> <text:s text:c="4"/>1. System displays an error message.</text:p>
      <text:list xml:id="list774536448019873718" text:style-name="L8">
        <text:list-item>
          <text:list>
            <text:list-item>
              <text:list>
                <text:list-item>
                  <text:p text:style-name="P43">System displays the home page.</text:p>
                </text:list-item>
              </text:list>
            </text:list-item>
          </text:list>
        </text:list-item>
      </text:list>
      <text:p text:style-name="P35"/>
      <text:p text:style-name="P35"/>
      <text:p text:style-name="P6">USE CASE SCENARIO 11:</text:p>
      <text:p text:style-name="P1"><text:span text:style-name="T3">Use Case UC 11:</text:span> Update Inventory Manager</text:p>
      <text:p text:style-name="P1"><text:span text:style-name="T3">Level</text:span>: User Goal</text:p>
      <text:p text:style-name="P1"><text:span text:style-name="T3">Scope</text:span>: TSIAS System</text:p>
      <text:p text:style-name="P1"><text:span text:style-name="T3">Primary Actor</text:span>: Administrator <text:span text:style-name="T4">/ Super Administrator</text:span></text:p>
      <text:p text:style-name="P3">Stakeholders and interests:</text:p>
      <text:p text:style-name="P23"><text:s/>1. Super Administrator / Administrator: Wants the system to accurately update the details by providing the User name of the Inventory Manager.</text:p>
      <text:p text:style-name="P1"><text:tab/>2. TSIAS System: Wants to update the Inventory Manager details.</text:p>
      <text:p text:style-name="P1"><text:span text:style-name="T3">Preconditions</text:span>: none</text:p>
      <text:p text:style-name="P1"><text:span text:style-name="T3">Success Guarantee</text:span>: Administrator / Super Administrator enter the User Id for a particular <text:tab/>User to update the details.</text:p>
      <text:p text:style-name="P3">Main Success Scenario: </text:p>
      <text:p text:style-name="P1"><text:tab/>1. Super Administrator/Administrator enters the User Id.</text:p>
      <text:p text:style-name="P1"><text:tab/>2. System validates the User Id.</text:p>
      <text:p text:style-name="P1"><text:tab/>3. System shows the details of the Inventory Manager with a particular Id.</text:p>
      <text:p text:style-name="P1"><text:soft-page-break/><text:tab/>4. Super Administrator/Administrator does the updates.</text:p>
      <text:p text:style-name="P1"><text:tab/>5. System validates the updates.</text:p>
      <text:p text:style-name="P1"><text:tab/>6. Updates are saved into the database.</text:p>
      <text:p text:style-name="P3">Extensions:</text:p>
      <text:p text:style-name="P1"><text:s text:c="6"/>I. Invalid User name.</text:p>
      <text:p text:style-name="P1"><text:tab/>1. System displays an error message.</text:p>
      <text:p text:style-name="P1"><text:tab/>2. System displays the home page.</text:p>
      <text:p text:style-name="P1"><text:s text:c="6"/>II.. Invalid data given.</text:p>
      <text:p text:style-name="P1"><text:tab/>1. System displays an error message.</text:p>
      <text:p text:style-name="P1"><text:tab/>2. System displays the home page.</text:p>
      <text:p text:style-name="P1"><text:s text:c="5"/>III. <text:tab/><text:span text:style-name="T11">System fails to save the Inventory Manager details provided.</text:span></text:p>
      <text:p text:style-name="P12"><text:span text:style-name="T12"><text:tab/> <text:s/>1. </text:span><text:span text:style-name="T11">System displays an </text:span><text:span text:style-name="T12">error message.</text:span></text:p>
      <text:p text:style-name="P12"><text:span text:style-name="T12"><text:tab/> <text:s/>2. </text:span><text:span text:style-name="T11">System displays the home page.</text:span></text:p>
      <text:p text:style-name="P7"/>
      <text:p text:style-name="P6">USE CASE SCENARIO 12 :</text:p>
      <text:p text:style-name="P1"><text:span text:style-name="T3">Use Case UC 12: </text:span>Delete Inventory Manager Details</text:p>
      <text:p text:style-name="P1"><text:span text:style-name="T3">Level</text:span>: User Goal</text:p>
      <text:p text:style-name="P1"><text:span text:style-name="T3">Scope</text:span>: TSIAS System</text:p>
      <text:p text:style-name="P1"><text:span text:style-name="T3">Primary Actor</text:span>: Administrator <text:span text:style-name="T4">/ Super Administrator</text:span></text:p>
      <text:p text:style-name="P3">Stakeholders and interests:</text:p>
      <text:p text:style-name="P1"><text:tab/>1. Super Administrator / Administrator : Expects the system to delete the details by <text:tab/>providing the User name of an Inventory Manager.</text:p>
      <text:p text:style-name="P1"><text:tab/>2. TSIAS System: Expects the delete process to be fast and reliable.</text:p>
      <text:p text:style-name="P1"><text:span text:style-name="T3">Preconditions</text:span>: none</text:p>
      <text:p text:style-name="P1"><text:span text:style-name="T3">Success Guarantee</text:span>: Super Administrator / Administrator enters the User Id for a particular <text:tab/>User to delete the details.</text:p>
      <text:p text:style-name="P3">Main Success Scenario: </text:p>
      <text:p text:style-name="P1"><text:tab/>1. Super Administrator/Administrator enters the User Id.</text:p>
      <text:p text:style-name="P1"><text:tab/>2. System validates the User Id.</text:p>
      <text:p text:style-name="P4"><text:s text:c="11"/>3. System Prompts for confirmation of Deletion.</text:p>
      <text:p text:style-name="P4"><text:s text:c="11"/>4. Super Administrator/Administrator Confirms Deletion.</text:p>
      <text:p text:style-name="P1"><text:s text:c="11"/>5. Delete process are being saved in to the System.</text:p>
      <text:p text:style-name="P3"><text:soft-page-break/>Extensions:</text:p>
      <text:p text:style-name="P1"><text:s text:c="6"/>I. Invalid User Id.</text:p>
      <text:p text:style-name="P1"><text:tab/>1. System displays an error message.</text:p>
      <text:p text:style-name="P1"><text:tab/>2. System displays the home page.</text:p>
      <text:p text:style-name="P1"><text:s text:c="6"/>II. <text:span text:style-name="T10">System fails to delete the User account.</text:span></text:p>
      <text:p text:style-name="P10"><text:tab/> <text:s/>1. System displays an error message.</text:p>
      <text:p text:style-name="P10"><text:tab/> <text:s/>2. System displays the home pag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New" svg:font-family="CourierNew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5:15:08.14</meta:creation-date>
    <dc:date>2014-01-28T19:07:48.07</dc:date>
    <meta:editing-duration>PT2H30M37S</meta:editing-duration>
    <meta:editing-cycles>14</meta:editing-cycles>
    <meta:generator>OpenOffice.org/3.4$Win32 OpenOffice.org_project/340m1$Build-9590</meta:generator>
    <meta:document-statistic meta:table-count="0" meta:image-count="0" meta:object-count="0" meta:page-count="10" meta:paragraph-count="237" meta:word-count="1630" meta:character-count="10735"/>
  </office:meta>
</office:document-meta>
</file>